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0.262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2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svg:stroke-color="#000000" draw:fill-color="#bf819e" draw:textarea-horizontal-align="justify" draw:textarea-vertical-align="middle" draw:auto-grow-height="false" fo:min-height="0.004cm" fo:min-width="0cm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f819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5.61cm" svg:y="2.50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472cm" svg:y="2.50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34cm" svg:y="2.50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62cm" svg:height="0.762cm" svg:x="5.386cm" svg:y="4.30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62cm" svg:height="0.762cm" svg:x="7.286cm" svg:y="4.30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102cm" svg:height="0.762cm" svg:x="5.545cm" svg:y="2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102cm" svg:height="0.762cm" svg:x="6.345cm" svg:y="2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102cm" svg:height="0.762cm" svg:x="7.245cm" svg:y="2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0.102cm" svg:height="0.762cm" svg:x="8.045cm" svg:y="2.5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2.524cm" svg:y="4.30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3.386cm" svg:y="4.30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102cm" svg:height="0.762cm" svg:x="2.4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0.102cm" svg:height="0.762cm" svg:x="3.286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102cm" svg:height="0.762cm" svg:x="4.1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0.102cm" svg:height="0.762cm" svg:x="5.3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0.102cm" svg:height="0.762cm" svg:x="6.1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0.102cm" svg:height="0.762cm" svg:x="7.2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0.102cm" svg:height="0.762cm" svg:x="8.045cm" svg:y="4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9.41cm" svg:y="4.303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10.272cm" svg:y="4.303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11.134cm" svg:y="4.303cm">
          <text:p text:style-name="P1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0.102cm" svg:height="0.762cm" svg:x="9.3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3" draw:id="id23" draw:layer="layout" svg:width="0.102cm" svg:height="0.762cm" svg:x="10.1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0.102cm" svg:height="0.762cm" svg:x="11.045cm" svg:y="4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0.102cm" svg:height="0.762cm" svg:x="11.845cm" svg:y="4.303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596cm" svg:y1="3.267cm" svg:x2="3.346cm" svg:y2="4.303cm" draw:start-shape="id1" draw:start-glue-point="2" svg:d="M5596 3267l-2250 1036" svg:viewBox="0 0 2251 1037">
          <text:p/>
        </draw:connector>
        <draw:connector draw:style-name="gr5" draw:text-style-name="P3" draw:layer="layout" draw:type="line" svg:x1="6.396cm" svg:y1="3.267cm" svg:x2="5.767cm" svg:y2="4.303cm" draw:start-shape="id2" draw:start-glue-point="2" draw:end-shape="id3" draw:end-glue-point="0" svg:d="M6396 3267l-629 1036" svg:viewBox="0 0 630 1037">
          <text:p/>
        </draw:connector>
        <draw:connector draw:style-name="gr6" draw:text-style-name="P3" draw:layer="layout" draw:type="line" svg:x1="7.296cm" svg:y1="3.267cm" svg:x2="7.667cm" svg:y2="4.303cm" draw:start-shape="id4" draw:start-glue-point="2" draw:end-shape="id5" draw:end-glue-point="0" svg:d="M7296 3267l371 1036" svg:viewBox="0 0 372 1037">
          <text:p/>
        </draw:connector>
        <draw:connector draw:style-name="gr7" draw:text-style-name="P3" draw:layer="layout" draw:type="line" svg:x1="8.096cm" svg:y1="3.267cm" svg:x2="10.646cm" svg:y2="4.303cm" draw:start-shape="id6" draw:start-glue-point="2" svg:d="M8096 3267l2550 1036" svg:viewBox="0 0 2551 1037">
          <text:p/>
        </draw:connector>
        <draw:custom-shape draw:style-name="gr8" draw:text-style-name="P4" xml:id="id8" draw:id="id8" draw:layer="layout" svg:width="0.254cm" svg:height="0.254cm" svg:x="2.0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" draw:id="id10" draw:layer="layout" svg:width="0.254cm" svg:height="0.254cm" svg:x="3.0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254cm" svg:height="0.254cm" svg:x="4.1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254cm" svg:height="0.254cm" svg:x="5.2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6" draw:id="id16" draw:layer="layout" svg:width="0.254cm" svg:height="0.254cm" svg:x="6.1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8" draw:id="id18" draw:layer="layout" svg:width="0.254cm" svg:height="0.254cm" svg:x="7.1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0" draw:id="id20" draw:layer="layout" svg:width="0.254cm" svg:height="0.254cm" svg:x="8.0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2" draw:id="id22" draw:layer="layout" svg:width="0.254cm" svg:height="0.254cm" svg:x="9.1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254cm" svg:height="0.254cm" svg:x="10.0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254cm" svg:height="0.254cm" svg:x="11.05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8" draw:id="id28" draw:layer="layout" svg:width="0.254cm" svg:height="0.254cm" svg:x="11.952cm" svg:y="6.08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2.496cm" svg:y1="5.065cm" svg:x2="2.179cm" svg:y2="6.08cm" draw:start-shape="id7" draw:start-glue-point="2" draw:end-shape="id8" draw:end-glue-point="0" svg:d="M2496 5065l-317 1015" svg:viewBox="0 0 318 1016">
          <text:p/>
        </draw:connector>
        <draw:connector draw:style-name="gr10" draw:text-style-name="P3" draw:layer="layout" draw:type="line" svg:x1="3.337cm" svg:y1="5.065cm" svg:x2="3.179cm" svg:y2="6.08cm" draw:start-shape="id9" draw:start-glue-point="2" draw:end-shape="id10" draw:end-glue-point="0" svg:d="M3337 5065l-158 1015" svg:viewBox="0 0 159 1016">
          <text:p/>
        </draw:connector>
        <draw:connector draw:style-name="gr11" draw:text-style-name="P3" draw:layer="layout" draw:type="line" svg:x1="4.196cm" svg:y1="5.065cm" svg:x2="4.279cm" svg:y2="6.08cm" draw:start-shape="id11" draw:start-glue-point="2" draw:end-shape="id12" draw:end-glue-point="0" svg:d="M4196 5065l83 1015" svg:viewBox="0 0 84 1016">
          <text:p/>
        </draw:connector>
        <draw:connector draw:style-name="gr12" draw:text-style-name="P3" draw:layer="layout" draw:type="line" svg:x1="5.396cm" svg:y1="5.065cm" svg:x2="5.379cm" svg:y2="6.08cm" draw:start-shape="id13" draw:start-glue-point="2" draw:end-shape="id14" draw:end-glue-point="0" svg:d="M5396 5065l-17 1015" svg:viewBox="0 0 18 1016">
          <text:p/>
        </draw:connector>
        <draw:connector draw:style-name="gr13" draw:text-style-name="P3" draw:layer="layout" draw:type="line" svg:x1="6.196cm" svg:y1="5.065cm" svg:x2="6.279cm" svg:y2="6.08cm" draw:start-shape="id15" draw:start-glue-point="2" draw:end-shape="id16" draw:end-glue-point="0" svg:d="M6196 5065l83 1015" svg:viewBox="0 0 84 1016">
          <text:p/>
        </draw:connector>
        <draw:connector draw:style-name="gr14" draw:text-style-name="P3" draw:layer="layout" draw:type="line" svg:x1="7.296cm" svg:y1="5.065cm" svg:x2="7.279cm" svg:y2="6.08cm" draw:start-shape="id17" draw:start-glue-point="2" draw:end-shape="id18" draw:end-glue-point="0" svg:d="M7296 5065l-17 1015" svg:viewBox="0 0 18 1016">
          <text:p/>
        </draw:connector>
        <draw:connector draw:style-name="gr15" draw:text-style-name="P3" draw:layer="layout" draw:type="line" svg:x1="8.096cm" svg:y1="5.065cm" svg:x2="8.179cm" svg:y2="6.08cm" draw:start-shape="id19" draw:start-glue-point="2" draw:end-shape="id20" draw:end-glue-point="0" svg:d="M8096 5065l83 1015" svg:viewBox="0 0 84 1016">
          <text:p/>
        </draw:connector>
        <draw:connector draw:style-name="gr16" draw:text-style-name="P3" draw:layer="layout" draw:type="line" svg:x1="9.396cm" svg:y1="5.065cm" svg:x2="9.279cm" svg:y2="6.08cm" draw:start-shape="id21" draw:start-glue-point="2" draw:end-shape="id22" draw:end-glue-point="0" svg:d="M9396 5065l-117 1015" svg:viewBox="0 0 118 1016">
          <text:p/>
        </draw:connector>
        <draw:connector draw:style-name="gr17" draw:text-style-name="P3" draw:layer="layout" draw:type="line" svg:x1="10.196cm" svg:y1="5.065cm" svg:x2="10.179cm" svg:y2="6.08cm" draw:start-shape="id23" draw:start-glue-point="2" draw:end-shape="id24" draw:end-glue-point="0" svg:d="M10196 5065l-17 1015" svg:viewBox="0 0 18 1016">
          <text:p/>
        </draw:connector>
        <draw:connector draw:style-name="gr18" draw:text-style-name="P3" draw:layer="layout" draw:type="line" svg:x1="11.096cm" svg:y1="5.065cm" svg:x2="11.179cm" svg:y2="6.08cm" draw:start-shape="id25" draw:start-glue-point="2" draw:end-shape="id26" draw:end-glue-point="0" svg:d="M11096 5065l83 1015" svg:viewBox="0 0 84 1016">
          <text:p/>
        </draw:connector>
        <draw:connector draw:style-name="gr19" draw:text-style-name="P3" draw:layer="layout" draw:type="line" svg:x1="11.896cm" svg:y1="5.065cm" svg:x2="12.079cm" svg:y2="6.08cm" draw:start-shape="id27" draw:start-glue-point="2" draw:end-shape="id28" draw:end-glue-point="0" svg:d="M11896 5065l183 1015" svg:viewBox="0 0 184 101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19T21:25:58.359919215</meta:creation-date>
    <dc:date>2023-03-19T21:44:21.782670238</dc:date>
    <meta:editing-duration>PT6M42S</meta:editing-duration>
    <meta:editing-cycles>1</meta:editing-cycles>
    <meta:document-statistic meta:object-count="51"/>
    <meta:generator>LibreOffice/7.1.3.2$MacOSX_X86_64 LibreOffice_project/47f78053abe362b9384784d31a6e56f8511eb1c1</meta:generator>
  </office:meta>
</office:document-meta>
</file>